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5.092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айди</text:p>
          </table:table-cell>
          <table:table-cell office:value-type="string" calcext:value-type="string">
            <text:p>Наименование продукции</text:p>
          </table:table-cell>
          <table:table-cell office:value-type="string" calcext:value-type="string">
            <text:p>Тип продукции</text:p>
          </table:table-cell>
          <table:table-cell office:value-type="string" calcext:value-type="string">
            <text:p>Артикул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Изображение</text:p>
          </table:table-cell>
          <table:table-cell office:value-type="string" calcext:value-type="string">
            <text:p>Количество человек для производства</text:p>
          </table:table-cell>
          <table:table-cell office:value-type="string" calcext:value-type="string">
            <text:p>Номер цеха для производства</text:p>
          </table:table-cell>
          <table:table-cell office:value-type="string" calcext:value-type="string">
            <text:p>Минимальная стоимость для агента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олотенце 28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334385" calcext:value-type="float">
            <text:p>334385</text:p>
          </table:table-cell>
          <table:table-cell/>
          <table:table-cell office:value-type="string" calcext:value-type="string">
            <text:p>Resources/paper_20.jp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208" calcext:value-type="float">
            <text:p>92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бор 24М Дыня</text:p>
          </table:table-cell>
          <table:table-cell office:value-type="float" office:value="2" calcext:value-type="float">
            <text:p>2</text:p>
          </table:table-cell>
          <table:table-cell office:value-type="float" office:value="337632" calcext:value-type="float">
            <text:p>337632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471" calcext:value-type="float">
            <text:p>114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бор 9М Бриз</text:p>
          </table:table-cell>
          <table:table-cell office:value-type="float" office:value="2" calcext:value-type="float">
            <text:p>2</text:p>
          </table:table-cell>
          <table:table-cell office:value-type="float" office:value="259548" calcext:value-type="float">
            <text:p>259548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17" calcext:value-type="float">
            <text:p>23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абор 50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278721" calcext:value-type="float">
            <text:p>278721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220" calcext:value-type="float">
            <text:p>142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олотенце 24М Дыня</text:p>
          </table:table-cell>
          <table:table-cell office:value-type="float" office:value="2" calcext:value-type="float">
            <text:p>2</text:p>
          </table:table-cell>
          <table:table-cell office:value-type="float" office:value="264493" calcext:value-type="float">
            <text:p>264493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479" calcext:value-type="float">
            <text:p>104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Бумага 21М Дыня</text:p>
          </table:table-cell>
          <table:table-cell office:value-type="float" office:value="5" calcext:value-type="float">
            <text:p>5</text:p>
          </table:table-cell>
          <table:table-cell office:value-type="float" office:value="366160" calcext:value-type="float">
            <text:p>366160</text:p>
          </table:table-cell>
          <table:table-cell/>
          <table:table-cell office:value-type="string" calcext:value-type="string">
            <text:p>Resources/paper_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64" calcext:value-type="float">
            <text:p>110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олотенце 37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292358" calcext:value-type="float">
            <text:p>292358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61" calcext:value-type="float">
            <text:p>39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абор 6М Бриз</text:p>
          </table:table-cell>
          <table:table-cell office:value-type="float" office:value="1" calcext:value-type="float">
            <text:p>1</text:p>
          </table:table-cell>
          <table:table-cell office:value-type="float" office:value="289779" calcext:value-type="float">
            <text:p>289779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154" calcext:value-type="float">
            <text:p>1415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Бумага 37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442634" calcext:value-type="float">
            <text:p>442634</text:p>
          </table:table-cell>
          <table:table-cell/>
          <table:table-cell office:value-type="string" calcext:value-type="string">
            <text:p>Resources/paper_14.jp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664" calcext:value-type="float">
            <text:p>126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Набор 41М Дыня</text:p>
          </table:table-cell>
          <table:table-cell office:value-type="float" office:value="1" calcext:value-type="float">
            <text:p>1</text:p>
          </table:table-cell>
          <table:table-cell office:value-type="float" office:value="385037" calcext:value-type="float">
            <text:p>385037</text:p>
          </table:table-cell>
          <table:table-cell/>
          <table:table-cell office:value-type="string" calcext:value-type="string">
            <text:p>Resources/paper_21.jpg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Бумага 26М Ваниль</text:p>
          </table:table-cell>
          <table:table-cell office:value-type="float" office:value="5" calcext:value-type="float">
            <text:p>5</text:p>
          </table:table-cell>
          <table:table-cell office:value-type="float" office:value="444337" calcext:value-type="float">
            <text:p>444337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07" calcext:value-type="float">
            <text:p>30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Бумага 50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454479" calcext:value-type="float">
            <text:p>454479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163" calcext:value-type="float">
            <text:p>316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абор 25М Бриз</text:p>
          </table:table-cell>
          <table:table-cell office:value-type="float" office:value="1" calcext:value-type="float">
            <text:p>1</text:p>
          </table:table-cell>
          <table:table-cell office:value-type="float" office:value="434113" calcext:value-type="float">
            <text:p>434113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047" calcext:value-type="float">
            <text:p>130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Бумага 32М Бриз</text:p>
          </table:table-cell>
          <table:table-cell office:value-type="float" office:value="4" calcext:value-type="float">
            <text:p>4</text:p>
          </table:table-cell>
          <table:table-cell office:value-type="float" office:value="379800" calcext:value-type="float">
            <text:p>379800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832" calcext:value-type="float">
            <text:p>68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олотенце 41М Дыня</text:p>
          </table:table-cell>
          <table:table-cell office:value-type="float" office:value="4" calcext:value-type="float">
            <text:p>4</text:p>
          </table:table-cell>
          <table:table-cell office:value-type="float" office:value="239349" calcext:value-type="float">
            <text:p>239349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238" calcext:value-type="float">
            <text:p>62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Бумага 9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446348" calcext:value-type="float">
            <text:p>446348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68" calcext:value-type="float">
            <text:p>135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Бумага 3М Бриз</text:p>
          </table:table-cell>
          <table:table-cell office:value-type="float" office:value="2" calcext:value-type="float">
            <text:p>2</text:p>
          </table:table-cell>
          <table:table-cell office:value-type="float" office:value="260492" calcext:value-type="float">
            <text:p>260492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78" calcext:value-type="float">
            <text:p>82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Бумага 5М Дыня</text:p>
          </table:table-cell>
          <table:table-cell office:value-type="float" office:value="1" calcext:value-type="float">
            <text:p>1</text:p>
          </table:table-cell>
          <table:table-cell office:value-type="float" office:value="256862" calcext:value-type="float">
            <text:p>256862</text:p>
          </table:table-cell>
          <table:table-cell/>
          <table:table-cell office:value-type="string" calcext:value-type="string">
            <text:p>Resources/paper_5.jp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12" calcext:value-type="float">
            <text:p>37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Полотенце 16М Ваниль</text:p>
          </table:table-cell>
          <table:table-cell office:value-type="float" office:value="5" calcext:value-type="float">
            <text:p>5</text:p>
          </table:table-cell>
          <table:table-cell office:value-type="float" office:value="259488" calcext:value-type="float">
            <text:p>259488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95" calcext:value-type="float">
            <text:p>100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Бумага 44М Бриз</text:p>
          </table:table-cell>
          <table:table-cell office:value-type="float" office:value="1" calcext:value-type="float">
            <text:p>1</text:p>
          </table:table-cell>
          <table:table-cell office:value-type="float" office:value="422185" calcext:value-type="float">
            <text:p>422185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41" calcext:value-type="float">
            <text:p>644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Набор 19М Дыня</text:p>
          </table:table-cell>
          <table:table-cell office:value-type="float" office:value="5" calcext:value-type="float">
            <text:p>5</text:p>
          </table:table-cell>
          <table:table-cell office:value-type="float" office:value="382063" calcext:value-type="float">
            <text:p>382063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73" calcext:value-type="float">
            <text:p>237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Бумага 29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334943" calcext:value-type="float">
            <text:p>334943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97" calcext:value-type="float">
            <text:p>599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Полотенце 27М Дыня</text:p>
          </table:table-cell>
          <table:table-cell office:value-type="float" office:value="2" calcext:value-type="float">
            <text:p>2</text:p>
          </table:table-cell>
          <table:table-cell office:value-type="float" office:value="238686" calcext:value-type="float">
            <text:p>238686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64" calcext:value-type="float">
            <text:p>786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Набор 11М Дыня</text:p>
          </table:table-cell>
          <table:table-cell office:value-type="float" office:value="2" calcext:value-type="float">
            <text:p>2</text:p>
          </table:table-cell>
          <table:table-cell office:value-type="float" office:value="450659" calcext:value-type="float">
            <text:p>450659</text:p>
          </table:table-cell>
          <table:table-cell/>
          <table:table-cell office:value-type="string" calcext:value-type="string">
            <text:p>Resources/paper_16.jp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56" calcext:value-type="float">
            <text:p>59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Полотенце 48М Клубника</text:p>
          </table:table-cell>
          <table:table-cell office:value-type="float" office:value="5" calcext:value-type="float">
            <text:p>5</text:p>
          </table:table-cell>
          <table:table-cell office:value-type="float" office:value="292206" calcext:value-type="float">
            <text:p>292206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01" calcext:value-type="float">
            <text:p>980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Полотенце 16М Бриз</text:p>
          </table:table-cell>
          <table:table-cell office:value-type="float" office:value="3" calcext:value-type="float">
            <text:p>3</text:p>
          </table:table-cell>
          <table:table-cell office:value-type="float" office:value="418298" calcext:value-type="float">
            <text:p>418298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42" calcext:value-type="float">
            <text:p>734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Полотенце 14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309862" calcext:value-type="float">
            <text:p>309862</text:p>
          </table:table-cell>
          <table:table-cell/>
          <table:table-cell office:value-type="string" calcext:value-type="string">
            <text:p>Resources/paper_17.jp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682" calcext:value-type="float">
            <text:p>1068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Полотенце 43М Клубника</text:p>
          </table:table-cell>
          <table:table-cell office:value-type="float" office:value="5" calcext:value-type="float">
            <text:p>5</text:p>
          </table:table-cell>
          <table:table-cell office:value-type="float" office:value="425641" calcext:value-type="float">
            <text:p>425641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151" calcext:value-type="float">
            <text:p>1415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Набор 19М Бриз</text:p>
          </table:table-cell>
          <table:table-cell office:value-type="float" office:value="4" calcext:value-type="float">
            <text:p>4</text:p>
          </table:table-cell>
          <table:table-cell office:value-type="float" office:value="277950" calcext:value-type="float">
            <text:p>277950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962" calcext:value-type="float">
            <text:p>99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Набор 32М Клубника</text:p>
          </table:table-cell>
          <table:table-cell office:value-type="float" office:value="5" calcext:value-type="float">
            <text:p>5</text:p>
          </table:table-cell>
          <table:table-cell office:value-type="float" office:value="351062" calcext:value-type="float">
            <text:p>351062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50" calcext:value-type="float">
            <text:p>445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Набор 26М Дыня</text:p>
          </table:table-cell>
          <table:table-cell office:value-type="float" office:value="2" calcext:value-type="float">
            <text:p>2</text:p>
          </table:table-cell>
          <table:table-cell office:value-type="float" office:value="279801" calcext:value-type="float">
            <text:p>279801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28" calcext:value-type="float">
            <text:p>462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Бумага 15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449359" calcext:value-type="float">
            <text:p>449359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9" calcext:value-type="float">
            <text:p>1000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Полотенце 45М Бриз</text:p>
          </table:table-cell>
          <table:table-cell office:value-type="float" office:value="4" calcext:value-type="float">
            <text:p>4</text:p>
          </table:table-cell>
          <table:table-cell office:value-type="float" office:value="303994" calcext:value-type="float">
            <text:p>303994</text:p>
          </table:table-cell>
          <table:table-cell/>
          <table:table-cell office:value-type="string" calcext:value-type="string">
            <text:p>Resources/paper_6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81" calcext:value-type="float">
            <text:p>1308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Набор 50М Бриз</text:p>
          </table:table-cell>
          <table:table-cell office:value-type="float" office:value="2" calcext:value-type="float">
            <text:p>2</text:p>
          </table:table-cell>
          <table:table-cell office:value-type="float" office:value="414595" calcext:value-type="float">
            <text:p>414595</text:p>
          </table:table-cell>
          <table:table-cell/>
          <table:table-cell office:value-type="string" calcext:value-type="string">
            <text:p>Resources/paper_8.jp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750" calcext:value-type="float">
            <text:p>1075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Набор 16М Дыня</text:p>
          </table:table-cell>
          <table:table-cell office:value-type="float" office:value="1" calcext:value-type="float">
            <text:p>1</text:p>
          </table:table-cell>
          <table:table-cell office:value-type="float" office:value="376834" calcext:value-type="float">
            <text:p>376834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927" calcext:value-type="float">
            <text:p>1192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Бумага 45М Бриз</text:p>
          </table:table-cell>
          <table:table-cell office:value-type="float" office:value="4" calcext:value-type="float">
            <text:p>4</text:p>
          </table:table-cell>
          <table:table-cell office:value-type="float" office:value="374276" calcext:value-type="float">
            <text:p>374276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605" calcext:value-type="float">
            <text:p>1360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Бумага 45М Клубника</text:p>
          </table:table-cell>
          <table:table-cell office:value-type="float" office:value="5" calcext:value-type="float">
            <text:p>5</text:p>
          </table:table-cell>
          <table:table-cell office:value-type="float" office:value="400484" calcext:value-type="float">
            <text:p>400484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75" calcext:value-type="float">
            <text:p>347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Бумага 16М Дыня</text:p>
          </table:table-cell>
          <table:table-cell office:value-type="float" office:value="5" calcext:value-type="float">
            <text:p>5</text:p>
          </table:table-cell>
          <table:table-cell office:value-type="float" office:value="262257" calcext:value-type="float">
            <text:p>262257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107" calcext:value-type="float">
            <text:p>910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Набор 40М Дыня</text:p>
          </table:table-cell>
          <table:table-cell office:value-type="float" office:value="4" calcext:value-type="float">
            <text:p>4</text:p>
          </table:table-cell>
          <table:table-cell office:value-type="float" office:value="346154" calcext:value-type="float">
            <text:p>346154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27" calcext:value-type="float">
            <text:p>34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Бумага 33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47239" calcext:value-type="float">
            <text:p>347239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767" calcext:value-type="float">
            <text:p>1376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Полотенце 45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352034" calcext:value-type="float">
            <text:p>352034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939" calcext:value-type="float">
            <text:p>1193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Набор 43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443538" calcext:value-type="float">
            <text:p>443538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786" calcext:value-type="float">
            <text:p>1378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Набор 34М Ваниль</text:p>
          </table:table-cell>
          <table:table-cell office:value-type="float" office:value="5" calcext:value-type="float">
            <text:p>5</text:p>
          </table:table-cell>
          <table:table-cell office:value-type="float" office:value="316033" calcext:value-type="float">
            <text:p>316033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533" calcext:value-type="float">
            <text:p>1353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Бумага 32М Дыня</text:p>
          </table:table-cell>
          <table:table-cell office:value-type="float" office:value="1" calcext:value-type="float">
            <text:p>1</text:p>
          </table:table-cell>
          <table:table-cell office:value-type="float" office:value="268393" calcext:value-type="float">
            <text:p>268393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24" calcext:value-type="float">
            <text:p>742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Бумага 12М Бриз</text:p>
          </table:table-cell>
          <table:table-cell office:value-type="float" office:value="1" calcext:value-type="float">
            <text:p>1</text:p>
          </table:table-cell>
          <table:table-cell office:value-type="float" office:value="426804" calcext:value-type="float">
            <text:p>426804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703" calcext:value-type="float">
            <text:p>1070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Полотенце 6М Ваниль</text:p>
          </table:table-cell>
          <table:table-cell office:value-type="float" office:value="2" calcext:value-type="float">
            <text:p>2</text:p>
          </table:table-cell>
          <table:table-cell office:value-type="float" office:value="324941" calcext:value-type="float">
            <text:p>324941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94" calcext:value-type="float">
            <text:p>559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Полотенце 47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378723" calcext:value-type="float">
            <text:p>378723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Полотенце 15М Бриз</text:p>
          </table:table-cell>
          <table:table-cell office:value-type="float" office:value="1" calcext:value-type="float">
            <text:p>1</text:p>
          </table:table-cell>
          <table:table-cell office:value-type="float" office:value="365615" calcext:value-type="float">
            <text:p>365615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013" calcext:value-type="float">
            <text:p>1301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Набор 9М Дыня</text:p>
          </table:table-cell>
          <table:table-cell office:value-type="float" office:value="1" calcext:value-type="float">
            <text:p>1</text:p>
          </table:table-cell>
          <table:table-cell office:value-type="float" office:value="440942" calcext:value-type="float">
            <text:p>440942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Набор 17М Клубника</text:p>
          </table:table-cell>
          <table:table-cell office:value-type="float" office:value="5" calcext:value-type="float">
            <text:p>5</text:p>
          </table:table-cell>
          <table:table-cell office:value-type="float" office:value="441239" calcext:value-type="float">
            <text:p>441239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863" calcext:value-type="float">
            <text:p>1486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Набор 5М Бриз</text:p>
          </table:table-cell>
          <table:table-cell office:value-type="float" office:value="2" calcext:value-type="float">
            <text:p>2</text:p>
          </table:table-cell>
          <table:table-cell office:value-type="float" office:value="278382" calcext:value-type="float">
            <text:p>278382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325" calcext:value-type="float">
            <text:p>732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Набор 29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344868" calcext:value-type="float">
            <text:p>344868</text:p>
          </table:table-cell>
          <table:table-cell/>
          <table:table-cell office:value-type="string" calcext:value-type="string">
            <text:p>Resources/paper_4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618" calcext:value-type="float">
            <text:p>761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Набор 31М Дыня</text:p>
          </table:table-cell>
          <table:table-cell office:value-type="float" office:value="1" calcext:value-type="float">
            <text:p>1</text:p>
          </table:table-cell>
          <table:table-cell office:value-type="float" office:value="449401" calcext:value-type="float">
            <text:p>449401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236" calcext:value-type="float">
            <text:p>523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Набор 45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49802" calcext:value-type="float">
            <text:p>349802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40" calcext:value-type="float">
            <text:p>1204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Бумага 13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48651" calcext:value-type="float">
            <text:p>348651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77" calcext:value-type="float">
            <text:p>347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Набор 24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296007" calcext:value-type="float">
            <text:p>296007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162" calcext:value-type="float">
            <text:p>1416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10М Дыня</text:p>
          </table:table-cell>
          <table:table-cell office:value-type="float" office:value="1" calcext:value-type="float">
            <text:p>1</text:p>
          </table:table-cell>
          <table:table-cell office:value-type="float" office:value="431234" calcext:value-type="float">
            <text:p>431234</text:p>
          </table:table-cell>
          <table:table-cell/>
          <table:table-cell office:value-type="string" calcext:value-type="string">
            <text:p>Resources/paper_22.jp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16" calcext:value-type="float">
            <text:p>381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Бумага 12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456129" calcext:value-type="float">
            <text:p>456129</text:p>
          </table:table-cell>
          <table:table-cell/>
          <table:table-cell office:value-type="string" calcext:value-type="string">
            <text:p>Resources/paper_1.jp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67" calcext:value-type="float">
            <text:p>646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Полотенце 11М Дыня</text:p>
          </table:table-cell>
          <table:table-cell office:value-type="float" office:value="5" calcext:value-type="float">
            <text:p>5</text:p>
          </table:table-cell>
          <table:table-cell office:value-type="float" office:value="400418" calcext:value-type="float">
            <text:p>400418</text:p>
          </table:table-cell>
          <table:table-cell/>
          <table:table-cell office:value-type="string" calcext:value-type="string">
            <text:p>Resources/paper_25.jp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660" calcext:value-type="float">
            <text:p>116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Набор 42М Дыня</text:p>
          </table:table-cell>
          <table:table-cell office:value-type="float" office:value="4" calcext:value-type="float">
            <text:p>4</text:p>
          </table:table-cell>
          <table:table-cell office:value-type="float" office:value="390914" calcext:value-type="float">
            <text:p>390914</text:p>
          </table:table-cell>
          <table:table-cell/>
          <table:table-cell office:value-type="string" calcext:value-type="string">
            <text:p>Resources/paper_13.jp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44" calcext:value-type="float">
            <text:p>1434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Бумага 5М Бриз</text:p>
          </table:table-cell>
          <table:table-cell office:value-type="float" office:value="1" calcext:value-type="float">
            <text:p>1</text:p>
          </table:table-cell>
          <table:table-cell office:value-type="float" office:value="345239" calcext:value-type="float">
            <text:p>345239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43" calcext:value-type="float">
            <text:p>924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Набор 14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73939" calcext:value-type="float">
            <text:p>373939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Бумага 33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252485" calcext:value-type="float">
            <text:p>252485</text:p>
          </table:table-cell>
          <table:table-cell/>
          <table:table-cell office:value-type="string" calcext:value-type="string">
            <text:p>Resources/paper_0.jp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40" calcext:value-type="float">
            <text:p>424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Набор 34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381110" calcext:value-type="float">
            <text:p>381110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72" calcext:value-type="float">
            <text:p>237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Полотенце 14М Дыня</text:p>
          </table:table-cell>
          <table:table-cell office:value-type="float" office:value="2" calcext:value-type="float">
            <text:p>2</text:p>
          </table:table-cell>
          <table:table-cell office:value-type="float" office:value="331688" calcext:value-type="float">
            <text:p>331688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330" calcext:value-type="float">
            <text:p>1033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Бумага 40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26200" calcext:value-type="float">
            <text:p>326200</text:p>
          </table:table-cell>
          <table:table-cell/>
          <table:table-cell office:value-type="string" calcext:value-type="string">
            <text:p>Resources/paper_19.jp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927" calcext:value-type="float">
            <text:p>1292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Бумага 20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253218" calcext:value-type="float">
            <text:p>253218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684" calcext:value-type="float">
            <text:p>1168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Бумага 50М Бриз</text:p>
          </table:table-cell>
          <table:table-cell office:value-type="float" office:value="4" calcext:value-type="float">
            <text:p>4</text:p>
          </table:table-cell>
          <table:table-cell office:value-type="float" office:value="340583" calcext:value-type="float">
            <text:p>340583</text:p>
          </table:table-cell>
          <table:table-cell/>
          <table:table-cell office:value-type="string" calcext:value-type="string">
            <text:p>Resources/paper_15.jp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88" calcext:value-type="float">
            <text:p>678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Полотенце 23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437519" calcext:value-type="float">
            <text:p>437519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17" calcext:value-type="float">
            <text:p>331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Набор 8М Дыня</text:p>
          </table:table-cell>
          <table:table-cell office:value-type="float" office:value="1" calcext:value-type="float">
            <text:p>1</text:p>
          </table:table-cell>
          <table:table-cell office:value-type="float" office:value="240580" calcext:value-type="float">
            <text:p>240580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465" calcext:value-type="float">
            <text:p>746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Бумага 10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275591" calcext:value-type="float">
            <text:p>275591</text:p>
          </table:table-cell>
          <table:table-cell/>
          <table:table-cell office:value-type="string" calcext:value-type="string">
            <text:p>Resources/paper_7.jp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600" calcext:value-type="float">
            <text:p>1360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Набор 41М Клубника</text:p>
          </table:table-cell>
          <table:table-cell office:value-type="float" office:value="5" calcext:value-type="float">
            <text:p>5</text:p>
          </table:table-cell>
          <table:table-cell office:value-type="float" office:value="281425" calcext:value-type="float">
            <text:p>281425</text:p>
          </table:table-cell>
          <table:table-cell/>
          <table:table-cell office:value-type="string" calcext:value-type="string">
            <text:p>Resources/paper_23.jp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908" calcext:value-type="float">
            <text:p>990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Набор 10М Ваниль</text:p>
          </table:table-cell>
          <table:table-cell office:value-type="float" office:value="5" calcext:value-type="float">
            <text:p>5</text:p>
          </table:table-cell>
          <table:table-cell office:value-type="float" office:value="261465" calcext:value-type="float">
            <text:p>261465</text:p>
          </table:table-cell>
          <table:table-cell/>
          <table:table-cell office:value-type="string" calcext:value-type="string">
            <text:p>Resources/paper_12.jp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028" calcext:value-type="float">
            <text:p>1302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Полотенце 17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09067" calcext:value-type="float">
            <text:p>309067</text:p>
          </table:table-cell>
          <table:table-cell/>
          <table:table-cell office:value-type="string" calcext:value-type="string">
            <text:p>Resources/paper_24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825" calcext:value-type="float">
            <text:p>1382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Полотенце 27М Ваниль</text:p>
          </table:table-cell>
          <table:table-cell office:value-type="float" office:value="2" calcext:value-type="float">
            <text:p>2</text:p>
          </table:table-cell>
          <table:table-cell office:value-type="float" office:value="278463" calcext:value-type="float">
            <text:p>278463</text:p>
          </table:table-cell>
          <table:table-cell/>
          <table:table-cell office:value-type="string" calcext:value-type="string">
            <text:p>Resources/paper_10.jp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Полотенце 50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310212" calcext:value-type="float">
            <text:p>310212</text:p>
          </table:table-cell>
          <table:table-cell/>
          <table:table-cell office:value-type="string" calcext:value-type="string">
            <text:p>Resources/paper_11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204" calcext:value-type="float">
            <text:p>1320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Набор 20М Бриз</text:p>
          </table:table-cell>
          <table:table-cell office:value-type="float" office:value="1" calcext:value-type="float">
            <text:p>1</text:p>
          </table:table-cell>
          <table:table-cell office:value-type="float" office:value="377042" calcext:value-type="float">
            <text:p>377042</text:p>
          </table:table-cell>
          <table:table-cell/>
          <table:table-cell office:value-type="string" calcext:value-type="string">
            <text:p>Resources/paper_9.jpg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227" calcext:value-type="float">
            <text:p>922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Полотенце 47М Дыня</text:p>
          </table:table-cell>
          <table:table-cell office:value-type="float" office:value="5" calcext:value-type="float">
            <text:p>5</text:p>
          </table:table-cell>
          <table:table-cell office:value-type="float" office:value="294441" calcext:value-type="float">
            <text:p>294441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460" calcext:value-type="float">
            <text:p>1146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Бумага 29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32522" calcext:value-type="float">
            <text:p>332522</text:p>
          </table:table-cell>
          <table:table-cell/>
          <table:table-cell office:value-type="string" calcext:value-type="string">
            <text:p>Resources/paper_18.jp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39" calcext:value-type="float">
            <text:p>543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Полотенце 44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357053" calcext:value-type="float">
            <text:p>357053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96" calcext:value-type="float">
            <text:p>339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Полотенце 7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397143" calcext:value-type="float">
            <text:p>397143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Бумага 49М Бриз</text:p>
          </table:table-cell>
          <table:table-cell office:value-type="float" office:value="3" calcext:value-type="float">
            <text:p>3</text:p>
          </table:table-cell>
          <table:table-cell office:value-type="float" office:value="414339" calcext:value-type="float">
            <text:p>414339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786" calcext:value-type="float">
            <text:p>1078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Полотенце 7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50515" calcext:value-type="float">
            <text:p>350515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86" calcext:value-type="float">
            <text:p>498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Полотенце 25М Бриз</text:p>
          </table:table-cell>
          <table:table-cell office:value-type="float" office:value="3" calcext:value-type="float">
            <text:p>3</text:p>
          </table:table-cell>
          <table:table-cell office:value-type="float" office:value="258695" calcext:value-type="float">
            <text:p>258695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1" calcext:value-type="float">
            <text:p>363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Полотенце 17М Ваниль</text:p>
          </table:table-cell>
          <table:table-cell office:value-type="float" office:value="5" calcext:value-type="float">
            <text:p>5</text:p>
          </table:table-cell>
          <table:table-cell office:value-type="float" office:value="403054" calcext:value-type="float">
            <text:p>403054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48" calcext:value-type="float">
            <text:p>504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Бумага 14М Бриз</text:p>
          </table:table-cell>
          <table:table-cell office:value-type="float" office:value="4" calcext:value-type="float">
            <text:p>4</text:p>
          </table:table-cell>
          <table:table-cell office:value-type="float" office:value="310507" calcext:value-type="float">
            <text:p>310507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46" calcext:value-type="float">
            <text:p>784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Набор 40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53930" calcext:value-type="float">
            <text:p>353930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767" calcext:value-type="float">
            <text:p>1276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Набор 22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360424" calcext:value-type="float">
            <text:p>360424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524" calcext:value-type="float">
            <text:p>1352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Бумага 13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49861" calcext:value-type="float">
            <text:p>349861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42" calcext:value-type="float">
            <text:p>384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Бумага 7М Ваниль</text:p>
          </table:table-cell>
          <table:table-cell office:value-type="float" office:value="5" calcext:value-type="float">
            <text:p>5</text:p>
          </table:table-cell>
          <table:table-cell office:value-type="float" office:value="290729" calcext:value-type="float">
            <text:p>290729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934" calcext:value-type="float">
            <text:p>693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Набор 24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374263" calcext:value-type="float">
            <text:p>374263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Набор 43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30360" calcext:value-type="float">
            <text:p>330360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67" calcext:value-type="float">
            <text:p>586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Полотенце 33М Бриз</text:p>
          </table:table-cell>
          <table:table-cell office:value-type="float" office:value="5" calcext:value-type="float">
            <text:p>5</text:p>
          </table:table-cell>
          <table:table-cell office:value-type="float" office:value="297840" calcext:value-type="float">
            <text:p>297840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11" calcext:value-type="float">
            <text:p>461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Набор 12М Бриз</text:p>
          </table:table-cell>
          <table:table-cell office:value-type="float" office:value="4" calcext:value-type="float">
            <text:p>4</text:p>
          </table:table-cell>
          <table:table-cell office:value-type="float" office:value="349614" calcext:value-type="float">
            <text:p>349614</text:p>
          </table:table-cell>
          <table:table-cell/>
          <table:table-cell office:value-type="string" calcext:value-type="string">
            <text:p>Resources/paper_3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Бумага 38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416066" calcext:value-type="float">
            <text:p>416066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175" calcext:value-type="float">
            <text:p>1217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Бумага 20М Бриз</text:p>
          </table:table-cell>
          <table:table-cell office:value-type="float" office:value="4" calcext:value-type="float">
            <text:p>4</text:p>
          </table:table-cell>
          <table:table-cell office:value-type="float" office:value="285792" calcext:value-type="float">
            <text:p>285792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370" calcext:value-type="float">
            <text:p>1437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Бумага 28М Дыня</text:p>
          </table:table-cell>
          <table:table-cell office:value-type="float" office:value="4" calcext:value-type="float">
            <text:p>4</text:p>
          </table:table-cell>
          <table:table-cell office:value-type="float" office:value="298632" calcext:value-type="float">
            <text:p>298632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671" calcext:value-type="float">
            <text:p>1467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Бумага 10М Дыня</text:p>
          </table:table-cell>
          <table:table-cell office:value-type="float" office:value="1" calcext:value-type="float">
            <text:p>1</text:p>
          </table:table-cell>
          <table:table-cell office:value-type="float" office:value="446103" calcext:value-type="float">
            <text:p>446103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975" calcext:value-type="float">
            <text:p>1397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Набор 22М Бриз</text:p>
          </table:table-cell>
          <table:table-cell office:value-type="float" office:value="4" calcext:value-type="float">
            <text:p>4</text:p>
          </table:table-cell>
          <table:table-cell office:value-type="float" office:value="443382" calcext:value-type="float">
            <text:p>443382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01" calcext:value-type="float">
            <text:p>45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Набор 18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331270" calcext:value-type="float">
            <text:p>331270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171" calcext:value-type="float">
            <text:p>11171</text:p>
          </table:table-cell>
          <table:table-cell/>
        </table:table-row>
        <table:table-row table:style-name="ro1" table:number-rows-repeated="104847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08:46:53.814000000</dc:date>
    <meta:editing-duration>PT6M34S</meta:editing-duration>
    <meta:editing-cycles>1</meta:editing-cycles>
    <meta:document-statistic meta:table-count="1" meta:cell-count="809" meta:object-count="0"/>
    <meta:generator>LibreOffice/7.2.2.2$Windows_X86_64 LibreOffice_project/02b2acce88a210515b4a5bb2e46cbfb63fe97d56</meta:generator>
  </office:meta>
</office:document-meta>
</file>